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ContainerImpl.setInvocationForPotentialStubbing( Matchable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ContainerImpl.findAnswerFor( Invocation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ContainerImpl.setMethodForStubbing( Matchable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Contain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addConsecutiveAnswer( Answer &lt; ?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findStubbedAnsw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ContainerImpl.getStubbingsAsc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ContainerImpl.get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addAnswer( Answer &lt; ? &gt; answer , Strictness stubbing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ContainerImpl.hasAnswersFor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createRegisteredInvocations( MockCreationSettings &lt; ? &gt; mock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ContainerImpl.addAnswer( Answer &lt; ? &gt; answer , boolean isConsecutive , Strictness stubbingStrictn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vocationContainerImpl.InvocationContainerImpl( MockCreationSettings &lt; ? &gt; 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ocationContainerImpl.resetInvocationForPotentialStubbing( MatchableInvocation invocation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invoked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clear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setAnswersForStubbing( List &lt; Answer &lt; ? &gt; &gt; answers ,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answerTo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.hasInvocationForPotential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